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46d9" officeooo:paragraph-rsid="001246d9"/>
    </style:style>
    <style:style style:name="P2" style:family="paragraph" style:parent-style-name="Standard">
      <style:text-properties officeooo:rsid="001246d9" officeooo:paragraph-rsid="001388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a sample text document that contains all the data that needs to be committed.</text:p>
      <text:p text:style-name="P2">This is a sample text document that contains all the data that needs to be committed.</text:p>
      <text:p text:style-name="P2">This is a sample text document that contains all the data that needs to be committed.</text:p>
      <text:p text:style-name="P2">This is a sample text document that contains all the data that needs to be committed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9T01:09:20.379962710</meta:creation-date>
    <dc:date>2023-02-19T01:15:02.049186951</dc:date>
    <meta:editing-duration>PT4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4" meta:word-count="64" meta:character-count="340" meta:non-whitespace-character-count="280"/>
  </office:meta>
</office:document-meta>
</file>